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1.9161in"/>
    </style:style>
    <style:style style:name="co3" style:family="table-column">
      <style:table-column-properties fo:break-before="auto" style:column-width="4.0063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5327in"/>
    </style:style>
    <style:style style:name="co8" style:family="table-column">
      <style:table-column-properties fo:break-before="auto" style:column-width="0.4311in"/>
    </style:style>
    <style:style style:name="co9" style:family="table-column">
      <style:table-column-properties fo:break-before="auto" style:column-width="0.3661in"/>
    </style:style>
    <style:style style:name="co10" style:family="table-column">
      <style:table-column-properties fo:break-before="auto" style:column-width="0.4126in"/>
    </style:style>
    <style:style style:name="co11" style:family="table-column">
      <style:table-column-properties fo:break-before="auto" style:column-width="0.4689in"/>
    </style:style>
    <style:style style:name="co12" style:family="table-column">
      <style:table-column-properties fo:break-before="auto" style:column-width="0.533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visibility="collapse" table:default-cell-style-name="Default"/>
        <table:table-column table:style-name="co11" table:visibility="collapse" table:default-cell-style-name="Default"/>
        <table:table-column table:style-name="co8" table:visibility="collapse" table:default-cell-style-name="Default"/>
        <table:table-column table:style-name="co12" table:visibility="collapse" table:number-columns-repeated="3" table:default-cell-style-name="Default"/>
        <table:table-column table:style-name="co11" table:visibility="collapse" table:default-cell-style-name="Default"/>
        <table:table-column table:style-name="co13" table:visibility="collapse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visibility="collapse" table:default-cell-style-name="Default"/>
        <table:table-column table:style-name="co14" table:number-columns-repeated="100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FE</text:p>
          </table:table-cell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√©nardiers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GV</text:p>
          </table:table-cell>
          <table:table-cell table:number-columns-repeated="2" office:value-type="string">
            <text:p>Government troops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IW</text:p>
          </table:table-cell>
          <table:table-cell table:number-columns-repeated="2" office:value-type="string">
            <text:p>Insurgent workers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WA</text:p>
          </table:table-cell>
          <table:table-cell office:value-type="string">
            <text:p>Anonymous worker</text:p>
          </table:table-cell>
          <table:table-cell office:value-type="string">
            <text:p>Anonymous worker at barricade</text:p>
          </table:table-cell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√©nardiers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Q</text:p>
          </table:table-cell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J</text:p>
          </table:table-cell>
          <table:table-cell office:value-type="string">
            <text:p>Javert's coachman</text:p>
          </table:table-cell>
          <table:table-cell office:value-type="string">
            <text:p>Coachman assisting Javert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X</text:p>
          </table:table-cell>
          <table:table-cell office:value-type="string">
            <text:p>Concierge, Gillenormand</text:p>
          </table:table-cell>
          <table:table-cell office:value-type="string">
            <text:p>Concierge at Gillenorm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DG</text:p>
          </table:table-cell>
          <table:table-cell office:value-type="string">
            <text:p>Doctor, Gillenormand</text:p>
          </table:table-cell>
          <table:table-cell office:value-type="string">
            <text:p>Doctor at Gillenorm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√©nardi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NI</text:p>
          </table:table-cell>
          <table:table-cell office:value-type="string">
            <text:p>Nicolette</text:p>
          </table:table-cell>
          <table:table-cell office:value-type="string">
            <text:p>Nicolette, maid to Gillenorman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SW</text:p>
          </table:table-cell>
          <table:table-cell office:value-type="string">
            <text:p>Sewermen</text:p>
          </table:table-cell>
          <table:table-cell office:value-type="string">
            <text:p>Sewermen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TH</text:p>
          </table:table-cell>
          <table:table-cell office:value-type="string">
            <text:p>Th√©nardier</text:p>
          </table:table-cell>
          <table:table-cell office:value-type="string">
            <text:p>Th√©nardier, innkeeper in Montfermeil, aka Jondrett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Y</text:p>
          </table:table-cell>
          <table:table-cell office:value-type="string">
            <text:p>Concierge, l'Homme Arm√©</text:p>
          </table:table-cell>
          <table:table-cell office:value-type="string">
            <text:p>Concierge at rue de l'Homme Arm√©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CZ</text:p>
          </table:table-cell>
          <table:table-cell office:value-type="string">
            <text:p>Concierge's husband</text:p>
          </table:table-cell>
          <table:table-cell office:value-type="string">
            <text:p>Husband of Concierge at rue de l'Homme Arm√©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DJ</text:p>
          </table:table-cell>
          <table:table-cell office:value-type="string">
            <text:p>Doctor, Valjean</text:p>
          </table:table-cell>
          <table:table-cell office:value-type="string">
            <text:p>Doctor to Valjea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BX</text:p>
          </table:table-cell>
          <table:table-cell office:value-type="string">
            <text:p>Bourgeois man</text:p>
          </table:table-cell>
          <table:table-cell office:value-type="string">
            <text:p>Bourgeois man in Luxemburg gardens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2">
          <table:table-cell office:value-type="string">
            <text:p>BY</text:p>
          </table:table-cell>
          <table:table-cell office:value-type="string">
            <text:p>Bourgeois son</text:p>
          </table:table-cell>
          <table:table-cell office:value-type="string">
            <text:p>Bourgeois man's son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XA</text:p>
          </table:table-cell>
          <table:table-cell office:value-type="string">
            <text:p>Older child</text:p>
          </table:table-cell>
          <table:table-cell office:value-type="string">
            <text:p>Older Child, son of Th√©nardier, raised by Magnon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XB</text:p>
          </table:table-cell>
          <table:table-cell office:value-type="string">
            <text:p>Younger child</text:p>
          </table:table-cell>
          <table:table-cell office:value-type="string">
            <text:p>Younger Child, son of Th√©nardier, raised by Magnon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1"/>
        </table:table-row>
      </table:table>
      <table:database-ranges>
        <table:database-range table:target-range-address="Sheet1.A1:Sheet1.V1048576">
          <table:sort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16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6:35:38</dc:date>
    <dc:creator>Sergei Kalugin</dc:creator>
    <meta:generator>OpenOffice/4.1.1$Unix OpenOffice.org_project/411m6$Build-9775</meta:generator>
    <meta:editing-duration>PT10M36S</meta:editing-duration>
    <meta:editing-cycles>1</meta:editing-cycles>
    <meta:document-statistic meta:table-count="1" meta:cell-count="805" meta:object-count="0"/>
  </office:meta>
</office:document-meta>
</file>